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It is possible every problem in creative writing – and maybe art in general – can be summarized as a conflict of intentions (Assuming the piece, of course, to not have been made for an audience, which would introduce reasonable standards a narrative can be compared with and its quality defined by).</text:p>
      <text:p text:style-name="Normal"/>
      <text:p text:style-name="Normal">In theory, everything is intended to be the way it is, at least to a degree, since everything is done with some kind of prescience, be it conscious or not. Intentionality, in that case, can differ in its degree, as on spectrum.</text:p>
      <text:p text:style-name="Normal"/>
      <text:p text:style-name="Normal">If one equates this degree with a quality of writings, then the only criteria for assessment of excellence is the degree to which a piece fulfills writer’s desires and is formed the way it is regarded by them, in their subjective mind.</text:p>
      <text:p text:style-name="Normal"/>
      <text:p text:style-name="Normal">Regardless of whether it was such before, a piece is accomplished once it satisfies the writer, and stops being such once it does not. Hence, the only way to get closer to a desired outcome would be to rewrite or to artificially change one’s attitude toward one’s own works.</text:p>
      <text:p text:style-name="Normal"/>
      <text:p text:style-name="Normal">Perception however cannot be fully controlled, as it changes depending on the reader. This problem is to be solved by the reader’s efforts to adapt to the text.</text:p>
      <text:p text:style-name="Normal"/>
      <text:p text:style-name="Normal">‘Improvement’ means bringing a piece closer to one’s current intention, which intention can change enormously with time and acquisition of knowledge or experience.</text:p>
      <text:p text:style-name="Normal"/>
      <text:p text:style-name="Normal">Because of ignorance, however, one may not be able to realize the falsehood in one’s grammar and it would be considered a mistake universally. But as it is not recognized by the writer, it is not an issue to them, and becomes such only after their declaring it to be.</text:p>
      <text:p text:style-name="Normal"/>
      <text:p text:style-name="Normal">The intention here would not be to write a controversial sentence, as the controversy is not recognized, but to write it the way it is. The writing becomes poor only if the intention was to evoke specific feelings in a reader – not the author themselves – and this controversy changes the effect in an undesired way, or if the presence of ungrammar is considered bad by the writer themselves.</text:p>
      <text:p text:style-name="Normal"/>
      <text:p text:style-name="Normal">Grammatical inconsistensy can be intentional, too, and carry some meaning and purpose, as for example revealing a character’s backgrounds and world’s social hierarchy, or simply preference and therefore psychology. A reader, in that case, is obliged to interpret it and understand it, if they desire to improve the experience of reading the story, for the author’s desires are to be respected even in case if they do not include guaranteeing specific reading experience for others.</text:p>
      <text:p text:style-name="Normal"/>
      <text:p text:style-name="Normal"/>
      <text:p text:style-name="Normal"/>
      <text:p text:style-name="Normal">(The continuation is just notes and rephrased explanations.)</text:p>
      <text:p text:style-name="Normal"/>
      <text:p text:style-name="Normal">Desire to improve the experience of reading applies only to those who are willing to engage with a work not made for mass consumption.</text:p>
      <text:p text:style-name="Normal">The author’s intent includes how a work is to be read, and if it is to be read at all.</text:p>
      <text:p text:style-name="Normal">The definition of quality here is obviously subjective and gets defined by the writer themselves, as in pursuit of self-satisfaction by means of changing one’s standards to what one truly wishes, even if these new standards include previous ones and those of an assumed audience.</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